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 style:family="paragraph" style:parent-style-name="Text_20_body">
      <style:paragraph-properties fo:margin-top="0cm" fo:margin-bottom="0cm" fo:line-height="138%" style:writing-mode="lr-tb"/>
      <style:text-properties fo:font-variant="normal" fo:text-transform="none" fo:color="#000000" style:text-line-through-style="none" style:text-underline-style="none" style:text-blinking="false" fo:background-color="transparent"/>
    </style:style>
    <style:style style:name="P3" style:family="paragraph" style:parent-style-name="Text_20_body">
      <style:paragraph-properties fo:margin-top="0cm" fo:margin-bottom="0cm" fo:line-height="138%" style:writing-mode="lr-tb"/>
    </style:style>
    <style:style style:name="P4" style:family="paragraph" style:parent-style-name="Text_20_body" style:list-style-name="L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5" style:family="paragraph" style:parent-style-name="Text_20_body" style:list-style-name="L2">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 style:family="paragraph" style:parent-style-name="Text_20_body" style:list-style-name="L3">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 style:family="paragraph" style:parent-style-name="Text_20_body" style:list-style-name="L4">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8" style:family="paragraph" style:parent-style-name="Text_20_body" style:list-style-name="L5">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9" style:family="paragraph" style:parent-style-name="Text_20_body" style:list-style-name="L6">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0" style:family="paragraph" style:parent-style-name="Text_20_body" style:list-style-name="L7">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1" style:family="paragraph" style:parent-style-name="Text_20_body" style:list-style-name="L8">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2" style:family="paragraph" style:parent-style-name="Text_20_body" style:list-style-name="L9">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3" style:family="paragraph" style:parent-style-name="Text_20_body" style:list-style-name="L10">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4" style:family="paragraph" style:parent-style-name="Text_20_body" style:list-style-name="L1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5" style:family="paragraph" style:parent-style-name="Text_20_body" style:list-style-name="L12">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6" style:family="paragraph" style:parent-style-name="Text_20_body" style:list-style-name="L14">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7" style:family="paragraph" style:parent-style-name="Text_20_body" style:list-style-name="L15">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8" style:family="paragraph" style:parent-style-name="Text_20_body" style:list-style-name="L16">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9" style:family="paragraph" style:parent-style-name="Text_20_body" style:list-style-name="L1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style:style>
    <style:style style:name="P20" style:family="paragraph" style:parent-style-name="Text_20_body">
      <style:paragraph-properties fo:margin-top="0cm" fo:margin-bottom="0cm" fo:line-height="138%" fo:background-color="transparent" style:writing-mode="lr-tb">
        <style:background-image/>
      </style:paragraph-properties>
    </style:style>
    <style:style style:name="P21" style:family="paragraph" style:parent-style-name="Text_20_body" style:list-style-name="L16">
      <style:paragraph-properties fo:margin-top="0cm" fo:margin-bottom="0cm" fo:line-height="138%" fo:background-color="transparent" style:writing-mode="lr-tb">
        <style:background-image/>
      </style:paragraph-properties>
    </style:style>
    <style:style style:name="P22" style:family="paragraph" style:parent-style-name="Text_20_body" style:list-style-name="L13">
      <style:paragraph-properties fo:margin-top="0cm" fo:margin-bottom="0cm" fo:line-height="138%" fo:background-color="transparent" style:writing-mode="lr-tb">
        <style:background-image/>
      </style:paragraph-properties>
    </style:style>
    <style:style style:name="T1" style:family="text">
      <style:text-properties style:font-name="Arial1" fo:font-size="11pt" fo:font-style="normal" fo:font-weight="normal"/>
    </style:style>
    <style:style style:name="T2" style:family="text">
      <style:text-properties fo:background-color="transparent"/>
    </style:style>
    <style:style style:name="T3"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6079b5f3-7fff-57ea-7f01-7c39cbc4d2ec"/><text:span text:style-name="T3">Erzähler: “Max and his wife Susi, have a big house with a garage for their car. They also own two cats, called Minki und Mutzi. To avoid repetitive activities, Max wants to change his residence into a !Smart Home“. On the one hand, comfort should be increased, for example by using an automatic vacuum cleaner, which starts cleaning as soon as nobody is home. On the other hand, the couple is worried about the security. Therefore they want to have an elaborate alarm system installed, which should monitor by video recording, check if all windows and doors are closed properly and also carry out safety related activities automatically, like closing the front door after leaving the house.</text:span></text:p>
      <text:p text:style-name="P3"><text:span text:style-name="T3"/></text:p>
      <text:p text:style-name="P1">Erzähler: “The following scenario takes place in Max's daily routine.Max might change his face more often during this video. He will, however, be recognizable because of his white T-shirt.“</text:p>
      <text:p text:style-name="P1"/>
      <text:p text:style-name="P1">Erzähler: “Max and Susi are getting their well-deserved sleep in separate beds, because unfortunately they were having relationship problems lately. Now it is time for Max to get up.”</text:p>
      <text:p text:style-name="P1"/>
      <text:p text:style-name="P1">Erzähler: „Max´ smart alarm clock rings at 7.00 a.m. and he wakes up.“</text:p>
      <text:list xml:id="list3339924731131891023" text:style-name="L1">
        <text:list-item>
          <text:p text:style-name="P4">Beep, beep, beep, beep. Max wacht auf.</text:p>
        </text:list-item>
      </text:list>
      <text:p text:style-name="P1">Erzähler: </text:p>
      <text:p text:style-name="P1">“Completely tired he switches it off by using his smartphone. Automatically the light tuns on to make it easier for Max to start his day.“</text:p>
      <text:list xml:id="list6421911065761057147" text:style-name="L2">
        <text:list-item>
          <text:p text:style-name="P5">Wecker wird von Max über die Smartphone-App ausgeschaltet. Licht schaltet sich automatisch ein.</text:p>
        </text:list-item>
      </text:list>
      <text:p text:style-name="P1">Erzähler: “He changes clothes, gets ready in the bathroom and prepares for an exciting day.“</text:p>
      <text:list xml:id="list5977990954340068389" text:style-name="L3">
        <text:list-item>
          <text:p text:style-name="P6">Max ist umgezogen, geht in das Badezimmer, putzt sich die Zähne und geht dann Richtung Haustüre</text:p>
        </text:list-item>
      </text:list>
      <text:p text:style-name="P1">Erzähler: “All ready he leaves the house through the secured front door. The door is automatically locked from the outside.“</text:p>
      <text:list xml:id="list3787873406728927732" text:style-name="L4">
        <text:list-item>
          <text:p text:style-name="P7">Max geht durch die Haustüre und schließt diese hinter sich.</text:p>
        </text:list-item>
      </text:list>
      <text:p text:style-name="P1">Erzähler: “Since he has to drive to work, he walks over to the garage.”</text:p>
      <text:list xml:id="list3818809875900309504" text:style-name="L5">
        <text:list-item>
          <text:p text:style-name="P8">Max geht zur Garage</text:p>
        </text:list-item>
      </text:list>
      <text:p text:style-name="P1">Erzähler: “He uses his SmartHome App to open the garage and gets into the car.“</text:p>
      <text:list xml:id="list4427391559971441590" text:style-name="L6">
        <text:list-item>
          <text:p text:style-name="P9">Max drückt auf den Garage öffnen Knopf in seiner App und die Garage öffnet sich. (inkl. Video vom Screen)</text:p>
        </text:list-item>
        <text:list-item>
          <text:p text:style-name="P9">Er steigt in das Auto</text:p>
        </text:list-item>
      </text:list>
      <text:p text:style-name="P1">Erzähler: “He closes the door, again using the SmartHome App and drives to work.“</text:p>
      <text:list xml:id="list1640025257922673930" text:style-name="L7">
        <text:list-item>
          <text:p text:style-name="P10">Max öffnet die App, schließt die Garage und fährt mit dem Auto weg.</text:p>
        </text:list-item>
      </text:list>
      <text:p text:style-name="Text_20_body"/>
      <text:p text:style-name="P2">→ <text:span text:style-name="T1">TODO Susi steht auf (Anika)</text:span></text:p>
      <text:p text:style-name="Text_20_body"/>
      <text:p text:style-name="P1">[Eine Stunde später]</text:p>
      <text:p text:style-name="P1">Erzähler: “At 9.00 a.m. Susi´s alarm clock rings, because she has to go to work later. She wakes <text:soft-page-break/>up and switches it off.”</text:p>
      <text:list xml:id="list2767627774282368438" text:style-name="L8">
        <text:list-item>
          <text:p text:style-name="P11">Susis Wecker läutet, sie wacht auf </text:p>
        </text:list-item>
      </text:list>
      <text:p text:style-name="P1">Erzähler: “The light in her room lights up as well so she can start the day right away.”</text:p>
      <text:list xml:id="list4011727316186986016" text:style-name="L9">
        <text:list-item>
          <text:p text:style-name="P12">Susi schaltet den Wecker aus</text:p>
        </text:list-item>
        <text:list-item>
          <text:p text:style-name="P12">Licht geht an</text:p>
        </text:list-item>
      </text:list>
      <text:p text:style-name="P1">Erzähler: “Since Susi is awake now, she gets up, follows her daily routine in the bathroom and changes clothes.”</text:p>
      <text:list xml:id="list6242119446719539888" text:style-name="L10">
        <text:list-item>
          <text:p text:style-name="P13">Susi steht auf</text:p>
        </text:list-item>
        <text:list-item>
          <text:p text:style-name="P13">Susi putzt Zähne, kämmt Haar</text:p>
        </text:list-item>
        <text:list-item>
          <text:p text:style-name="P13">Susi ist umgezogen</text:p>
        </text:list-item>
      </text:list>
      <text:p text:style-name="P1">Erzähler: “Suddenly she notices, that she is already late. Skipping breakfast she rapidly leaves the hous and unlocks the front door by using the SmartHome App.“</text:p>
      <text:list xml:id="list1123376702979640135" text:style-name="L11">
        <text:list-item>
          <text:p text:style-name="P14">Susi sieht auf Uhr</text:p>
        </text:list-item>
        <text:list-item>
          <text:p text:style-name="P19"><text:span text:style-name="T2">Sie bemerkt, dass es schon sehr spät ist <text:line-break/>Susi packt ihre Tasche und rennt aus dem Haus</text:span></text:p>
        </text:list-item>
        <text:list-item>
          <text:p text:style-name="P14">Beim Hinausgehen verriegelt sie die Haustüre  mit ihrer SmartHome App</text:p>
        </text:list-item>
      </text:list>
      <text:p text:style-name="P1"><text:bookmark text:name="docs-internal-guid-0310b434-7fff-b700-48ee-6d4452fb0f5c"/>Erzähler: “She runs to the bus stop . Fortunately, the bus is delayed and she arrives in time.“</text:p>
      <text:list xml:id="list4400325164900901129" text:style-name="L12">
        <text:list-item>
          <text:p text:style-name="P15">Susi kommt bei der Bushaltestelle an</text:p>
        </text:list-item>
        <text:list-item>
          <text:p text:style-name="P15">Sie sieht auf die Tafel</text:p>
        </text:list-item>
        <text:list-item>
          <text:p text:style-name="P15">Susi ist erleichtert. Der Bus ist noch nicht da</text:p>
        </text:list-item>
      </text:list>
      <text:p text:style-name="Text_20_body"/>
      <text:p text:style-name="P1">Erzähler: “Since nobody is home, the automatic vacuum cleaner starts cleaning the house.“</text:p>
      <text:list xml:id="list6140280766656685141" text:style-name="L13">
        <text:list-item>
          <text:p text:style-name="P22"><text:span text:style-name="T3">Staubsauger schaltet sich ein und fährt herum</text:span></text:p>
        </text:list-item>
      </text:list>
      <text:p text:style-name="P20"><text:span text:style-name="T3"/></text:p>
      <text:p text:style-name="P1">[In der Arbeit]</text:p>
      <text:p text:style-name="P1">Erzähler: “While working Max gets a bad feeling that he forgot something. He is not sure, if he closed all the windows properly.“</text:p>
      <text:list xml:id="list1987685404011390716" text:style-name="L14">
        <text:list-item>
          <text:p text:style-name="P16">Max schaut in die Luft und denkt nach.</text:p>
        </text:list-item>
      </text:list>
      <text:p text:style-name="P1">Erzähler: “Luckily, he has the SmartHome App, which always shows al live view status of all the windows and doors.“</text:p>
      <text:list xml:id="list3098548080724222109" text:style-name="L15">
        <text:list-item>
          <text:p text:style-name="P17">Max freut sich und erinnert sich, dass er das in seiner SmartHome App sieht. Er öffnet die App und sieht das ein Fenster offen ist.</text:p>
        </text:list-item>
      </text:list>
      <text:p text:style-name="P1">Erzähler: “As Susi is still at home, he calls her up.“</text:p>
      <text:list xml:id="list3128224275570179664" text:style-name="L16">
        <text:list-item>
          <text:p text:style-name="P18">Max ruft Susi an und sagt: “Morning Susi, I just noticed that I forgot closing a window. Could you please close it?“</text:p>
        </text:list-item>
        <text:list-item>
          <text:p text:style-name="P18">Susi sagt: “Hi Max, sure, I will do it right away.“</text:p>
        </text:list-item>
        <text:list-item>
          <text:p text:style-name="P18">Max sagt: “Super thanks, ciao”</text:p>
        </text:list-item>
        <text:list-item>
          <text:p text:style-name="P21"><text:span text:style-name="T3">Susi sagt: “cia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1T17:40:47.78</meta:creation-date>
    <meta:document-statistic meta:table-count="0" meta:image-count="0" meta:object-count="0" meta:page-count="2" meta:paragraph-count="50" meta:word-count="747" meta:character-count="4125"/>
    <dc:date>2018-12-11T18:32:51.23</dc:date>
    <meta:editing-duration>PT6M12S</meta:editing-duration>
    <meta:editing-cycles>1</meta:editing-cycles>
    <meta:generator>OpenOffice/4.1.5$Win32 OpenOffice.org_project/415m1$Build-9789</meta:generator>
  </office:meta>
</office:document-meta>
</file>